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margin-top="0in" fo:margin-bottom="0in" loext:contextual-spacing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.5in" style:auto-text-indent="false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text-indent="0.5in" style:auto-text-indent="false" style:page-number="auto" fo:background-color="transparent"/>
    </style:style>
    <style:style style:name="P5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156621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e2f3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Š</text:span><text:span text:style-name="T1">ta bi bilo da je Hitler primljen na likovnu akademiju?</text:span></text:p>
      <text:p text:style-name="P1"/>
      <text:p text:style-name="P2"/>
      <text:p text:style-name="P2"/>
      <text:p text:style-name="P4"><text:span text:style-name="T3">Adolf Hitler ro</text:span><text:span text:style-name="T4">đ</text:span><text:span text:style-name="T3">en je 1889. godine u Austrougarskoj kao </text:span><text:span text:style-name="T4">č</text:span><text:span text:style-name="T3">etvrto od </text:span><text:span text:style-name="T4">š</text:span><text:span text:style-name="T3">estoro dece svojih roditelja. Od sve dece samo su pre</text:span><text:span text:style-name="T4">ž</text:span><text:span text:style-name="T3">iveli Adolf i njegova sestra Paula. Kada je odrastao mogao je da bira da ide na likovnu akademiju ili da ide u politiku. Izabrao je akademiju i nije upao. To ga je jako razljutilo i onda je oti</text:span><text:span text:style-name="T4">š</text:span><text:span text:style-name="T3">ao u politiku da bi zauzeo svet, ali sta bi bilo da je upao na akademiju? Pa postoje vi</text:span><text:span text:style-name="T4">š</text:span><text:span text:style-name="T3">e mogu</text:span><text:span text:style-name="T4">ć</text:span><text:span text:style-name="T3">nosti jedna je da on zauvek ostane slikar i da mo</text:span><text:span text:style-name="T4">ž</text:span><text:span text:style-name="T3">da bude zabele</text:span><text:span text:style-name="T4">ž</text:span><text:span text:style-name="T3">en u istoriji kao veliki umetnik i opet nacrta neke od svojih poznatih dela kao sto su Bavarski zamak Nojsvajnstajna i slika buketa karanfila. Druga je da on posle akademije ode u politiku. Tu se pri</text:span><text:span text:style-name="T4">č</text:span><text:span text:style-name="T3">a opet deli na vi</text:span><text:span text:style-name="T4">š</text:span><text:span text:style-name="T3">e delova. Prvi je da on u</text:span><text:span text:style-name="T4">č</text:span><text:span text:style-name="T3">i ljude da slikaju i da ceni umetnost i sve ljude koji se bave njome, a mo</text:span><text:span text:style-name="T4">ž</text:span><text:span text:style-name="T3">da opet pokori svet i svi koji se ne bave umetno</text:span><text:span text:style-name="T4">šć</text:span><text:span text:style-name="T3">u su necisti i njih stavlja u logore vr</text:span><text:span text:style-name="T4">š</text:span><text:span text:style-name="T3">i eksperimente nad njima i tako dalje. Da je Hitler ostao u svetu umetnosti i da se nije mesao u politiku kao prvo ne bi bilo drugog svetskog rata, a ako nema rata, nema ni holokausta, nema genocida i bilo bi mnogo vi</text:span><text:span text:style-name="T4">š</text:span><text:span text:style-name="T3">e stanovnika zato sto je tokom drugog svetskog rata nastradalo 55 miliona ljudi od kojih su svega deset posto bili vojnici. Granice bi bile mnogo druga</text:span><text:span text:style-name="T4">č</text:span><text:span text:style-name="T3">ije i zgrade u Beogradu kao sto su vojni objekti, bolnice, kulturni spomenici i nasle</text:span><text:span text:style-name="T4">đ</text:span><text:span text:style-name="T3">e, stambeni objekti i verska zdanja bi idalje stajali. Kada je Hitler dosao na vlast Nema</text:span><text:span text:style-name="T4">č</text:span><text:span text:style-name="T3">ka je bila u krizi tako da nije bilo Hitlera verovatno bi se ta dr</text:span><text:span text:style-name="T4">ž</text:span><text:span text:style-name="T3">ava raspala ili bi je zbog takvog stanja napali. Ostali bi mnogi delovi kulturne za sta je najbolji primer Var</text:span><text:span text:style-name="T4">š</text:span><text:span text:style-name="T3">ava koja je nakon neuspelog ustanka u potpunosti razorena od strane Nemaca, kao i Drezden </text:span><text:span text:style-name="T4">č</text:span><text:span text:style-name="T3">iji je ve</text:span><text:span text:style-name="T4">ć</text:span><text:span text:style-name="T3">i deo spaljen u savezni</text:span><text:span text:style-name="T4">č</text:span><text:span text:style-name="T3">kom bombardovanju. Ali i bez Hitlera mislim da bi drugi svetski rat opet izazvao neko drugi. I poslednje ali ne i najmanje bitno ne bi bilo viceva o Jevrejima.</text:span></text:p>
      <text:p text:style-name="P2"/>
      <text:p text:style-name="P2"/>
      <text:p text:style-name="P3"><text:span text:style-name="T3"><text:tab/><text:tab/><text:tab/><text:tab/><text:tab/><text:tab/><text:tab/><text:tab/>Lazar Krste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00:53:02.329690454</dc:date>
    <meta:editing-duration>PT5M40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3" meta:word-count="358" meta:character-count="1968" meta:non-whitespace-character-count="1605"/>
  </office:meta>
</office:document-meta>
</file>